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3600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 begin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ews – Dictator Bad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War End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Birth – Rachel Reed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</table:table>
      <table:table table:name="360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4T03:16:48.756000000</meta:creation-date>
    <dc:date>2023-06-25T01:10:11.732000000</dc:date>
    <meta:editing-duration>PT11M1S</meta:editing-duration>
    <meta:editing-cycles>3</meta:editing-cycles>
    <meta:generator>LibreOffice/7.3.4.2$Windows_X86_64 LibreOffice_project/728fec16bd5f605073805c3c9e7c4212a0120dc5</meta:generator>
    <meta:document-statistic meta:table-count="2" meta:cell-count="17" meta:object-count="0"/>
  </office:meta>
</office:document-meta>
</file>